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i">
        <style:list-level-properties text:space-before="0.0347in" text:min-label-width="0.5in" text:list-level-position-and-space-mode="label-alignment">
          <style:list-level-label-alignment text:label-followed-by="listtab" fo:margin-left="0.5347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language="fr" fo:country="FR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fo:language="fr" fo:country="FR"/>
    </style:style>
    <style:style style:name="T4" style:parent-style-name="DefaultParagraphFont" style:family="text">
      <style:text-properties style:font-name="MS Mincho" style:font-name-asian="MS Mincho" style:font-name-complex="MS Mincho"/>
    </style:style>
    <style:style style:name="P5" style:parent-style-name="Normal" style:family="paragraph">
      <style:paragraph-properties fo:text-align="justify" fo:line-height="100%"/>
    </style:style>
    <style:style style:name="P6" style:parent-style-name="Normal" style:family="paragraph">
      <style:paragraph-properties fo:text-align="justify" fo:line-height="100%"/>
    </style:style>
    <style:style style:name="P7" style:parent-style-name="Normal" style:family="paragraph">
      <style:paragraph-properties fo:text-align="justify" fo:line-height="100%"/>
    </style:style>
    <style:style style:name="P8" style:parent-style-name="Normal" style:family="paragraph">
      <style:paragraph-properties fo:text-align="justify" fo:line-height="100%"/>
    </style:style>
    <style:style style:name="P9" style:parent-style-name="Normal" style:family="paragraph">
      <style:paragraph-properties fo:text-align="justify" fo:line-height="100%"/>
    </style:style>
    <style:style style:name="P10" style:parent-style-name="Normal" style:family="paragraph">
      <style:paragraph-properties fo:text-align="justify" fo:line-height="100%"/>
    </style:style>
    <style:style style:name="P11" style:parent-style-name="Normal" style:family="paragraph">
      <style:paragraph-properties fo:text-align="justify" fo:line-height="100%"/>
    </style:style>
    <style:style style:name="P12" style:parent-style-name="Normal" style:family="paragraph">
      <style:paragraph-properties fo:text-align="justify" fo:line-height="100%"/>
    </style:style>
    <style:style style:name="P13" style:parent-style-name="Normal" style:family="paragraph">
      <style:paragraph-properties fo:text-align="justify" fo:line-height="100%"/>
    </style:style>
    <style:style style:name="P14" style:parent-style-name="Normal" style:family="paragraph">
      <style:paragraph-properties fo:text-align="justify" fo:line-height="100%"/>
    </style:style>
    <style:style style:name="P15" style:parent-style-name="Normal" style:family="paragraph">
      <style:paragraph-properties fo:text-align="justify" fo:line-height="100%"/>
    </style:style>
    <style:style style:name="P16" style:parent-style-name="Normal" style:family="paragraph">
      <style:paragraph-properties fo:text-align="justify" fo:line-height="100%"/>
    </style:style>
    <style:style style:name="P17" style:parent-style-name="Normal" style:family="paragraph">
      <style:paragraph-properties fo:text-align="justify" fo:line-height="100%"/>
    </style:style>
    <style:style style:name="P18" style:parent-style-name="Normal" style:family="paragraph">
      <style:paragraph-properties fo:text-align="justify" fo:line-height="100%"/>
    </style:style>
    <style:style style:name="P19" style:parent-style-name="Normal" style:family="paragraph">
      <style:paragraph-properties fo:text-align="justify" fo:line-height="100%"/>
    </style:style>
    <style:style style:name="P20" style:parent-style-name="Normal" style:family="paragraph">
      <style:paragraph-properties fo:text-align="justify" fo:line-height="100%"/>
    </style:style>
    <style:style style:name="P21" style:parent-style-name="Normal" style:family="paragraph">
      <style:paragraph-properties fo:text-align="justify" fo:line-height="100%"/>
    </style:style>
    <style:style style:name="P22" style:parent-style-name="Normal" style:family="paragraph">
      <style:paragraph-properties fo:text-align="justify" fo:line-height="100%"/>
    </style:style>
    <style:style style:name="P23" style:parent-style-name="Normal" style:family="paragraph">
      <style:paragraph-properties fo:text-align="justify" fo:line-height="100%"/>
    </style:style>
    <style:style style:name="P24" style:parent-style-name="Normal" style:family="paragraph">
      <style:paragraph-properties fo:text-align="justify" fo:line-height="100%"/>
    </style:style>
    <style:style style:name="P25" style:parent-style-name="Normal" style:family="paragraph">
      <style:paragraph-properties fo:text-align="justify" fo:line-height="100%"/>
    </style:style>
    <style:style style:name="P26" style:parent-style-name="Normal" style:family="paragraph">
      <style:paragraph-properties fo:break-before="page" fo:text-align="justify"/>
      <style:text-properties style:font-name="MS Mincho" style:font-name-asian="MS Mincho" style:font-name-complex="MS Mincho"/>
    </style:style>
    <style:style style:name="P27" style:parent-style-name="Normal" style:family="paragraph">
      <style:paragraph-properties fo:text-align="justify"/>
    </style:style>
    <style:style style:name="P28" style:parent-style-name="ListParagraph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2" style:parent-style-name="ListParagraph" style:list-style-name="LFO8" style:family="paragraph">
      <style:paragraph-properties fo:text-align="justify"/>
    </style:style>
    <style:style style:name="T33" style:parent-style-name="DefaultParagraphFont" style:family="text">
      <style:text-properties fo:language="fr" fo:country="FR"/>
    </style:style>
    <style:style style:name="P34" style:parent-style-name="ListParagraph" style:list-style-name="LFO8" style:family="paragraph">
      <style:paragraph-properties fo:text-align="justify"/>
    </style:style>
    <style:style style:name="T35" style:parent-style-name="DefaultParagraphFont" style:family="text">
      <style:text-properties fo:language="fr" fo:country="FR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fo:language="fr" fo:country="FR"/>
    </style:style>
    <style:style style:name="T38" style:parent-style-name="DefaultParagraphFont" style:family="text">
      <style:text-properties fo:language="fr" fo:country="FR"/>
    </style:style>
    <style:style style:name="T3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fo:language="fr" fo:country="FR"/>
    </style:style>
    <style:style style:name="P41" style:parent-style-name="ListParagraph" style:list-style-name="LFO9" style:family="paragraph">
      <style:paragraph-properties fo:text-align="justify"/>
    </style:style>
    <style:style style:name="T42" style:parent-style-name="DefaultParagraphFont" style:family="text">
      <style:text-properties fo:language="fr" fo:country="FR"/>
    </style:style>
    <style:style style:name="P43" style:parent-style-name="ListParagraph" style:list-style-name="LFO9" style:family="paragraph">
      <style:paragraph-properties fo:text-align="justify"/>
      <style:text-properties fo:language="fr" fo:country="FR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T4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0" style:parent-style-name="ListParagraph" style:list-style-name="LFO10" style:family="paragraph">
      <style:paragraph-properties fo:text-align="justify"/>
      <style:text-properties fo:language="fr" fo:country="FR"/>
    </style:style>
    <style:style style:name="P51" style:parent-style-name="ListParagraph" style:list-style-name="LFO10" style:family="paragraph">
      <style:paragraph-properties fo:text-align="justify"/>
      <style:text-properties fo:language="fr" fo:country="FR"/>
    </style:style>
    <style:style style:name="P52" style:parent-style-name="Normal" style:family="paragraph">
      <style:paragraph-properties fo:text-align="justify"/>
    </style:style>
    <style:style style:name="T5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5" style:parent-style-name="ListParagraph" style:list-style-name="LFO12" style:family="paragraph">
      <style:paragraph-properties fo:text-align="justify"/>
      <style:text-properties fo:language="fr" fo:country="FR"/>
    </style:style>
    <style:style style:name="P56" style:parent-style-name="ListParagraph" style:list-style-name="LFO12" style:family="paragraph">
      <style:paragraph-properties fo:text-align="justify"/>
      <style:text-properties fo:language="fr" fo:country="FR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T6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2" style:parent-style-name="ListParagraph" style:list-style-name="LFO13" style:family="paragraph">
      <style:paragraph-properties fo:text-align="justify"/>
      <style:text-properties fo:language="fr" fo:country="FR"/>
    </style:style>
    <style:style style:name="P63" style:parent-style-name="Normal" style:family="paragraph">
      <style:paragraph-properties fo:text-align="justify"/>
      <style:text-properties fo:language="fr" fo:country="FR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6" style:parent-style-name="ListParagraph" style:list-style-name="LFO13" style:family="paragraph">
      <style:paragraph-properties fo:text-align="justify"/>
      <style:text-properties fo:language="fr" fo:country="FR"/>
    </style:style>
    <style:style style:name="P67" style:parent-style-name="Normal" style:family="paragraph">
      <style:paragraph-properties fo:text-align="justify"/>
    </style:style>
    <style:style style:name="P68" style:parent-style-name="Normal" style:family="paragraph">
      <style:paragraph-properties fo:text-align="justify"/>
    </style:style>
    <style:style style:name="T6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1" style:parent-style-name="ListParagraph" style:list-style-name="LFO13" style:family="paragraph">
      <style:paragraph-properties fo:text-align="justify"/>
      <style:text-properties fo:language="fr" fo:country="FR"/>
    </style:style>
    <style:style style:name="P72" style:parent-style-name="Normal" style:family="paragraph">
      <style:paragraph-properties fo:text-align="justify"/>
      <style:text-properties fo:language="fr" fo:country="FR"/>
    </style:style>
    <style:style style:name="P73" style:parent-style-name="Normal" style:family="paragraph">
      <style:paragraph-properties fo:text-align="justify"/>
    </style:style>
    <style:style style:name="P74" style:parent-style-name="Normal" style:family="paragraph">
      <style:paragraph-properties fo:text-align="justify"/>
    </style:style>
    <style:style style:name="P75" style:parent-style-name="ListParagraph" style:list-style-name="LFO13" style:family="paragraph">
      <style:paragraph-properties fo:text-align="justify"/>
    </style:style>
    <style:style style:name="P76" style:parent-style-name="ListParagraph" style:list-style-name="LFO13" style:family="paragraph">
      <style:paragraph-properties fo:text-align="justify"/>
    </style:style>
    <style:style style:name="P77" style:parent-style-name="ListParagraph" style:list-style-name="LFO13" style:family="paragraph">
      <style:paragraph-properties fo:text-align="justify"/>
    </style:style>
    <style:style style:name="P78" style:parent-style-name="ListParagraph" style:list-style-name="LFO13" style:family="paragraph">
      <style:paragraph-properties fo:text-align="justify"/>
    </style:style>
    <style:style style:name="P79" style:parent-style-name="ListParagraph" style:list-style-name="LFO13" style:family="paragraph">
      <style:paragraph-properties fo:text-align="justify"/>
    </style:style>
    <style:style style:name="P80" style:parent-style-name="ListParagraph" style:list-style-name="LFO13" style:family="paragraph">
      <style:paragraph-properties fo:text-align="justify"/>
    </style:style>
    <style:style style:name="T81" style:parent-style-name="DefaultParagraphFont" style:family="text">
      <style:text-properties style:font-name="MS Mincho" style:font-name-asian="MS Mincho" style:font-name-complex="MS Mincho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T84" style:parent-style-name="DefaultParagraphFont" style:family="text">
      <style:text-properties style:font-name="MS Mincho" style:font-name-asian="MS Mincho" style:font-name-complex="MS Mincho"/>
    </style:style>
    <style:style style:name="P85" style:parent-style-name="Normal" style:family="paragraph">
      <style:paragraph-properties fo:text-align="justify"/>
    </style:style>
  </office:automatic-styles>
  <office:body>
    <office:text text:use-soft-page-breaks="true">
      <text:p text:style-name="P1">Leçon 31</text:p>
      <text:p text:style-name="P2"><text:span text:style-name="T3">2) b)<text:s/></text:span>会話を聞いて、空欄を埋めましょう<text:span text:style-name="T4">。</text:span></text:p>
      <text:p text:style-name="P5">小川<text:s/>：<text:s/>来月から独身です。<text:s/></text:p>
      <text:p text:style-name="P6"/>
      <text:p text:style-name="P7">ミラー<text:s/>：<text:s/>えっ？<text:s/></text:p>
      <text:p text:style-name="P8"/>
      <text:p text:style-name="P9">小川<text:s/>：<text:s/>実は、（<text:s/>）んです。<text:s/></text:p>
      <text:p text:style-name="P10"/>
      <text:p text:style-name="P11">ミラー<text:s/>：<text:s/>（<text:s/>）ですか？<text:s/>それは、おめでとうございます。でも、どうして<text:s/>独身になるんですか？<text:s/></text:p>
      <text:p text:style-name="P12"/>
      <text:p text:style-name="P13">小川<text:s/>：<text:s/>（<text:s/>）は、（<text:s/>）んです。<text:s/>ミラー<text:s/>：<text:s/>えっ、（<text:s/>）んですか？<text:s/></text:p>
      <text:p text:style-name="P14"/>
      <text:p text:style-name="P15">小川<text:s/>：<text:s/>ええ。息子は、来年（<text:s/>）があるから、<text:s/>（<text:s/>）と言うし、妻も（<text:s/>）と言うんです。<text:s/></text:p>
      <text:p text:style-name="P16"/>
      <text:p text:style-name="P17">ミラー<text:s/>：<text:s/>それで、（<text:s/>）んですね。<text:s/></text:p>
      <text:p text:style-name="P18"/>
      <text:p text:style-name="P19">小川<text:s/>：<text:s/>ええ。でも、（<text:s/>）帰るつもりです。<text:s/></text:p>
      <text:p text:style-name="P20"/>
      <text:p text:style-name="P21">ミラー<text:s/>：<text:s/>（<text:s/>）。<text:s/></text:p>
      <text:p text:style-name="P22"/>
      <text:p text:style-name="P23">小川<text:s/>：<text:s/>でも、いいチャンスですから、（<text:s/>）と思っています。<text:s/></text:p>
      <text:p text:style-name="P24"/>
      <text:p text:style-name="P25">ミラー<text:s/>：（<text:s/>）は、いいですね。</text:p>
      <text:p text:style-name="P26"/>
      <text:p text:style-name="P27">1.<text:s/>隣の人と次の会話をしましょう。下線の部分を変えて、会話をしましょう。<text:s/></text:p>
      <text:p text:style-name="P28"/>
      <text:p text:style-name="P29">a)<text:s/></text:p>
      <text:p text:style-name="P30">A：ああ、<text:span text:style-name="T31">疲れた</text:span>！<text:s/></text:p>
      <text:list text:style-name="LFO8" text:continue-numbering="true">
        <text:list-item>
          <text:p text:style-name="P32"><text:span text:style-name="T33"><text:s/>i) J’ai faim ;<text:s/></text:span></text:p>
        </text:list-item>
        <text:list-item>
          <text:p text:style-name="P34"><text:span text:style-name="T35">ii) J’ai soif ;<text:s/></text:span></text:p>
        </text:list-item>
      </text:list>
      <text:p text:style-name="P36"><text:span text:style-name="T37">B</text:span><text:span text:style-name="T38">：</text:span>じゃ、どこかで<text:span text:style-name="T39">少し休もう</text:span>。<text:span text:style-name="T40"><text:s/></text:span></text:p>
      <text:list text:style-name="LFO9" text:continue-numbering="true">
        <text:list-item>
          <text:p text:style-name="P41"><text:span text:style-name="T42">i) Manger quelque chose ;<text:s/></text:span></text:p>
        </text:list-item>
        <text:list-item>
          <text:p text:style-name="P43">ii) Boire (quelque chose comme) jus (de fruit) ;<text:s/></text:p>
        </text:list-item>
      </text:list>
      <text:p text:style-name="P44">A：あの喫茶店に入らない？<text:s/></text:p>
      <text:p text:style-name="P45">B：うん、そうしよう。</text:p>
      <text:p text:style-name="P46"/>
      <text:p text:style-name="P47"><text:s/>b)<text:s/></text:p>
      <text:p text:style-name="P48">A：<text:span text:style-name="T49">発表</text:span>の準備は、できましたか？</text:p>
      <text:list text:style-name="LFO10" text:continue-numbering="true">
        <text:list-item>
          <text:p text:style-name="P50">i)Réunion ;<text:s/></text:p>
        </text:list-item>
        <text:list-item>
          <text:p text:style-name="P51">ii) Voyage d’affaire ;<text:s/></text:p>
        </text:list-item>
      </text:list>
      <text:p text:style-name="P52">B：えーと、まだ<text:span text:style-name="T53">資料をコピーして</text:span>いません。これから<text:span text:style-name="T54">コピーしよう</text:span>と思っていま<text:s/>す。<text:s/></text:p>
      <text:list text:style-name="LFO12" text:continue-numbering="true">
        <text:list-item>
          <text:p text:style-name="P55">i) Réserver la salle de réunion ;<text:s/></text:p>
        </text:list-item>
        <text:list-item>
          <text:p text:style-name="P56">ii) Envoyer les documents au siège social ;<text:s/></text:p>
        </text:list-item>
      </text:list>
      <text:p text:style-name="P57">A：わかりました。<text:s/></text:p>
      <text:p text:style-name="P58"/>
      <text:p text:style-name="P59">c)<text:s/></text:p>
      <text:p text:style-name="P60">A：<text:span text:style-name="T61">夏休み</text:span>は、何か予定がありますか？<text:s/></text:p>
      <text:list text:style-name="LFO13" text:continue-numbering="true">
        <text:list-item>
          <text:p text:style-name="P62">Vacances d’hiver, vacances de printemps, etc.<text:s/></text:p>
        </text:list-item>
      </text:list>
      <text:p text:style-name="P63"/>
      <text:soft-page-break/>
      <text:p text:style-name="P64">B：ええ、<text:span text:style-name="T65">北海道を旅行する</text:span>つもりです。<text:s/></text:p>
      <text:list text:style-name="LFO13" text:continue-numbering="true">
        <text:list-item>
          <text:p text:style-name="P66">Rentrer au pays, aller à Okinawa, etc.<text:s/></text:p>
        </text:list-item>
      </text:list>
      <text:p text:style-name="P67">A：いいですね。どのくらいですか？<text:s/></text:p>
      <text:p text:style-name="P68">B：<text:span text:style-name="T69">10<text:s/></text:span><text:span text:style-name="T70">日</text:span>の予定です。</text:p>
      <text:list text:style-name="LFO13" text:continue-numbering="true">
        <text:list-item>
          <text:p text:style-name="P71">Deux semaines, environ cinq jours, etc.<text:s/></text:p>
        </text:list-item>
      </text:list>
      <text:p text:style-name="P72"/>
      <text:p text:style-name="P73">2.<text:s/></text:p>
      <text:p text:style-name="P74">a)<text:s/>会話を聞きましょう。<text:s/></text:p>
      <text:list text:style-name="LFO13" text:continue-numbering="true">
        <text:list-item>
          <text:p text:style-name="P75">i)<text:s/>小川さんは、どうして来月から独身だと言いましたか？<text:s/></text:p>
        </text:list-item>
        <text:list-item>
          <text:p text:style-name="P76">ii)<text:s/>ミラーさんは、どうして「おめでとうございます」と言いましたか？</text:p>
        </text:list-item>
        <text:list-item>
          <text:p text:style-name="P77"><text:s/>iii)<text:s/>小川さんの息子は、来年何がありますか？<text:s/></text:p>
        </text:list-item>
        <text:list-item>
          <text:p text:style-name="P78">iv)<text:s/>小川さんの奥さんは、どうして大阪に行きたくありませんか？<text:s/></text:p>
        </text:list-item>
        <text:list-item>
          <text:p text:style-name="P79">v)<text:s/>小川さんは、どのくらい東京に帰るつもりですか？<text:s/></text:p>
        </text:list-item>
        <text:list-item>
          <text:p text:style-name="P80">vi)<text:s/>小川さんは、何をするチャンスだと思っていますか<text:span text:style-name="T81">？</text:span></text:p>
        </text:list-item>
      </text:list>
      <text:p text:style-name="P82"/>
      <text:p text:style-name="P83">c)<text:s/>「えっ？」は、どんなとき使いますか<text:span text:style-name="T84">？</text:span></text:p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i">
        <style:list-level-properties text:space-before="0.0347in" text:min-label-width="0.5in" text:list-level-position-and-space-mode="label-alignment">
          <style:list-level-label-alignment text:label-followed-by="listtab" fo:margin-left="0.5347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nn Marty</meta:initial-creator>
    <dc:creator>Yann Marty</dc:creator>
    <meta:creation-date>2021-11-10T07:00:00Z</meta:creation-date>
    <dc:date>2021-11-17T07:14:00Z</dc:date>
    <meta:template xlink:href="Normal.dotm" xlink:type="simple"/>
    <meta:editing-cycles>15</meta:editing-cycles>
    <meta:editing-duration>PT3360S</meta:editing-duration>
    <meta:document-statistic meta:page-count="3" meta:paragraph-count="2" meta:word-count="173" meta:character-count="1161" meta:row-count="8" meta:non-whitespace-character-count="990"/>
  </office:meta>
</office:document-meta>
</file>